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56" calcext:value-type="float">
            <text:p>1556</text:p>
          </table:table-cell>
          <table:table-cell table:style-name="ce7" table:formula="of:=COUNTIF([.B7:.B999998];&quot;X&quot;)" office:value-type="float" office:value="1357" calcext:value-type="float">
            <text:p>1357</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8" calcext:value-type="float">
            <text:p>98</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9" calcext:value-type="float">
            <text:p>179</text:p>
          </table:table-cell>
          <table:table-cell table:style-name="ce25" table:formula="of:=SUM([.B2:.F2])" office:value-type="float" office:value="1660" calcext:value-type="float">
            <text:p>166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555]+1" office:value-type="date" office:date-value="2026-03-11" calcext:value-type="date">
            <text:p>11/03/2026</text:p>
          </table:table-cell>
          <table:table-cell table:style-name="ce28" table:number-columns-repeated="4"/>
          <table:table-cell table:style-name="ce28" office:value-type="string" calcext:value-type="string">
            <text:p>X</text:p>
          </table:table-cell>
          <table:table-cell table:style-name="ce42" office:value-type="string" calcext:value-type="string">
            <text:p>Hoje ainda foi um dia estranho e triste, ausência dos colegas, time dissolvido e saber que serei migrado pra outro contexto totalmente diferent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6]+1" office:value-type="date" office:date-value="2026-03-12" calcext:value-type="date">
            <text:p>12/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7]+1" office:value-type="date" office:date-value="2026-03-13" calcext:value-type="date">
            <text:p>13/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8]+1" office:value-type="date" office:date-value="2026-03-14" calcext:value-type="date">
            <text:p>1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chorro-quente.</text:p>
          </table:table-cell>
          <table:table-cell table:number-columns-repeated="1014"/>
        </table:table-row>
        <table:table-row table:style-name="ro13">
          <table:table-cell table:style-name="ce18" table:formula="of:=[.A1559]+1" office:value-type="date" office:date-value="2026-03-15" calcext:value-type="date">
            <text:p>1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60]+1" office:value-type="date" office:date-value="2026-03-16" calcext:value-type="date">
            <text:p>1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novo time e, de verdade, obrigado Deus, pois, eu goste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61]+1" office:value-type="date" office:date-value="2026-03-17" calcext:value-type="date">
            <text:p>1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3" table:number-rows-repeated="1047013">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17">00/00/0000</text:date>, <text:time style:data-style-name="N2" text:time-value="20:45:08.52678138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3-17T20:49:16.834822629</dc:date>
    <meta:editing-duration>P1DT15H58M41S</meta:editing-duration>
    <meta:editing-cycles>1554</meta:editing-cycles>
    <meta:document-statistic meta:table-count="1" meta:cell-count="9403" meta:object-count="0"/>
  </office:meta>
</office:document-meta>
</file>